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fr" fo:country="NE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NE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/>
          <table:table-cell table:style-name="ce1" office:value-type="string" calcext:value-type="string">
            <text:p>unit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ax_5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string" calcext:value-type="string">
            <text:p>gross_margin_percentage</text:p>
          </table:table-cell>
          <table:table-cell table:style-name="ce1" office:value-type="string" calcext:value-type="string">
            <text:p>gross_income</text:p>
          </table:table-cell>
          <table:table-cell table:style-name="ce1" office:value-type="string" calcext:value-type="string">
            <text:p>ratin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number-columns-repeated="8" office:value-type="float" office:value="1000" calcext:value-type="float">
            <text:p>1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office:value-type="float" office:value="55.67213" calcext:value-type="float">
            <text:p>55,67213</text:p>
          </table:table-cell>
          <table:table-cell office:value-type="float" office:value="5.51" calcext:value-type="float">
            <text:p>5,51</text:p>
          </table:table-cell>
          <table:table-cell office:value-type="float" office:value="15.379369" calcext:value-type="float">
            <text:p>15,379369</text:p>
          </table:table-cell>
          <table:table-cell office:value-type="float" office:value="322.966749" calcext:value-type="float">
            <text:p>322,966749</text:p>
          </table:table-cell>
          <table:table-cell office:value-type="float" office:value="307.58738" calcext:value-type="float">
            <text:p>307,58738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15.379369" calcext:value-type="float">
            <text:p>15,379369</text:p>
          </table:table-cell>
          <table:table-cell office:value-type="float" office:value="6.9727" calcext:value-type="float">
            <text:p>6,972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td</text:p>
          </table:table-cell>
          <table:table-cell office:value-type="float" office:value="26.4946283479198" calcext:value-type="float">
            <text:p>26,4946283479198</text:p>
          </table:table-cell>
          <table:table-cell office:value-type="float" office:value="2.9234305954557" calcext:value-type="float">
            <text:p>2,9234305954557</text:p>
          </table:table-cell>
          <table:table-cell office:value-type="float" office:value="11.7088254809987" calcext:value-type="float">
            <text:p>11,7088254809987</text:p>
          </table:table-cell>
          <table:table-cell office:value-type="float" office:value="245.885335100972" calcext:value-type="float">
            <text:p>245,885335100972</text:p>
          </table:table-cell>
          <table:table-cell office:value-type="float" office:value="234.176509619973" calcext:value-type="float">
            <text:p>234,176509619973</text:p>
          </table:table-cell>
          <table:table-cell office:value-type="float" office:value="0" calcext:value-type="float">
            <text:p>0</text:p>
          </table:table-cell>
          <table:table-cell office:value-type="float" office:value="11.7088254809987" calcext:value-type="float">
            <text:p>11,7088254809987</text:p>
          </table:table-cell>
          <table:table-cell office:value-type="float" office:value="1.71858029437912" calcext:value-type="float">
            <text:p>1,718580294379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in</text:p>
          </table:table-cell>
          <table:table-cell office:value-type="float" office:value="10.08" calcext:value-type="float">
            <text:p>10,08</text:p>
          </table:table-cell>
          <table:table-cell office:value-type="float" office:value="1" calcext:value-type="float">
            <text:p>1</text:p>
          </table:table-cell>
          <table:table-cell office:value-type="float" office:value="0.5085" calcext:value-type="float">
            <text:p>0,5085</text:p>
          </table:table-cell>
          <table:table-cell office:value-type="float" office:value="10.6785" calcext:value-type="float">
            <text:p>10,6785</text:p>
          </table:table-cell>
          <table:table-cell office:value-type="float" office:value="10.17" calcext:value-type="float">
            <text:p>10,17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0.5085" calcext:value-type="float">
            <text:p>0,508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32.875" calcext:value-type="float">
            <text:p>32,875</text:p>
          </table:table-cell>
          <table:table-cell office:value-type="float" office:value="3" calcext:value-type="float">
            <text:p>3</text:p>
          </table:table-cell>
          <table:table-cell office:value-type="float" office:value="5.924875" calcext:value-type="float">
            <text:p>5,924875</text:p>
          </table:table-cell>
          <table:table-cell office:value-type="float" office:value="124.422375" calcext:value-type="float">
            <text:p>124,422375</text:p>
          </table:table-cell>
          <table:table-cell office:value-type="float" office:value="118.4975" calcext:value-type="float">
            <text:p>118,4975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5.924875" calcext:value-type="float">
            <text:p>5,924875</text:p>
          </table:table-cell>
          <table:table-cell office:value-type="float" office:value="5.5" calcext:value-type="float">
            <text:p>5,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55.23" calcext:value-type="float">
            <text:p>55,23</text:p>
          </table:table-cell>
          <table:table-cell office:value-type="float" office:value="5" calcext:value-type="float">
            <text:p>5</text:p>
          </table:table-cell>
          <table:table-cell office:value-type="float" office:value="12.088" calcext:value-type="float">
            <text:p>12,088</text:p>
          </table:table-cell>
          <table:table-cell office:value-type="float" office:value="253.848" calcext:value-type="float">
            <text:p>253,848</text:p>
          </table:table-cell>
          <table:table-cell office:value-type="float" office:value="241.76" calcext:value-type="float">
            <text:p>241,76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12.088" calcext:value-type="float">
            <text:p>12,08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77.935" calcext:value-type="float">
            <text:p>77,935</text:p>
          </table:table-cell>
          <table:table-cell office:value-type="float" office:value="8" calcext:value-type="float">
            <text:p>8</text:p>
          </table:table-cell>
          <table:table-cell office:value-type="float" office:value="22.44525" calcext:value-type="float">
            <text:p>22,44525</text:p>
          </table:table-cell>
          <table:table-cell office:value-type="float" office:value="471.35025" calcext:value-type="float">
            <text:p>471,35025</text:p>
          </table:table-cell>
          <table:table-cell office:value-type="float" office:value="448.905" calcext:value-type="float">
            <text:p>448,905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22.44525" calcext:value-type="float">
            <text:p>22,44525</text:p>
          </table:table-cell>
          <table:table-cell office:value-type="float" office:value="8.5" calcext:value-type="float">
            <text:p>8,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99.96" calcext:value-type="float">
            <text:p>99,96</text:p>
          </table:table-cell>
          <table:table-cell office:value-type="float" office:value="10" calcext:value-type="float">
            <text:p>10</text:p>
          </table:table-cell>
          <table:table-cell office:value-type="float" office:value="49.65" calcext:value-type="float">
            <text:p>49,65</text:p>
          </table:table-cell>
          <table:table-cell office:value-type="float" office:value="1042.65" calcext:value-type="float">
            <text:p>1042,65</text:p>
          </table:table-cell>
          <table:table-cell office:value-type="float" office:value="993" calcext:value-type="float">
            <text:p>993</text:p>
          </table:table-cell>
          <table:table-cell office:value-type="float" office:value="4.761904762" calcext:value-type="float">
            <text:p>4,761904762</text:p>
          </table:table-cell>
          <table:table-cell office:value-type="float" office:value="49.65" calcext:value-type="float">
            <text:p>49,65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2" office:value-type="string" calcext:value-type="string">
            <text:p>Unit price</text:p>
          </table:table-cell>
          <table:table-cell table:style-name="ce4" office:value-type="string" calcext:value-type="string">
            <text:p>Quantity </text:p>
          </table:table-cell>
          <table:table-cell table:style-name="ce2" office:value-type="string" calcext:value-type="string">
            <text:p>Tax 5%</text:p>
          </table:table-cell>
          <table:table-cell table:style-name="ce4" office:value-type="string" calcext:value-type="string">
            <text:p>Total </text:p>
          </table:table-cell>
          <table:table-cell table:style-name="ce4" office:value-type="string" calcext:value-type="string">
            <text:p>cogs </text:p>
          </table:table-cell>
          <table:table-cell table:style-name="ce4" office:value-type="string" calcext:value-type="string">
            <text:p>gross margin percentage </text:p>
          </table:table-cell>
          <table:table-cell table:style-name="ce2" office:value-type="string" calcext:value-type="string">
            <text:p>gross income</text:p>
          </table:table-cell>
          <table:table-cell table:number-columns-repeated="16377"/>
        </table:table-row>
        <table:table-row table:style-name="ro3">
          <table:table-cell table:style-name="ce3" office:value-type="float" office:value="74.69" calcext:value-type="float">
            <text:p>74,69</text:p>
          </table:table-cell>
          <table:table-cell table:style-name="ce3" office:value-type="float" office:value="7" calcext:value-type="float">
            <text:p>7</text:p>
          </table:table-cell>
          <table:table-cell table:formula="of:=[.A14]*0.05" office:value-type="float" office:value="3.7345" calcext:value-type="float">
            <text:p>3,7345</text:p>
          </table:table-cell>
          <table:table-cell table:formula="of:=[.A14]*(1+0.05)*[.B14]" office:value-type="float" office:value="548.9715" calcext:value-type="float">
            <text:p>548,9715</text:p>
          </table:table-cell>
          <table:table-cell table:formula="of:=([.D14]*(1-[.F14]/100))" office:value-type="float" office:value="522.829998692925" calcext:value-type="float">
            <text:p>522,829998692925</text:p>
          </table:table-cell>
          <table:table-cell table:style-name="ce3" office:value-type="float" office:value="4.761905" calcext:value-type="float">
            <text:p>4,761905</text:p>
          </table:table-cell>
          <table:table-cell table:formula="of:=[.D14]-[.E14]" office:value-type="float" office:value="26.141501307075" calcext:value-type="float">
            <text:p>26,141501307075</text:p>
          </table:table-cell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14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15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6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7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3P0" style:volatile="true">
      <number:number number:decimal-places="0" number:min-decimal-places="0" number:min-integer-digits="1" number:grouping="true"/>
      <number:text>    </number:text>
    </number:currency-style>
    <number:currency-style style:name="N123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3P0"/>
    </number:currency-style>
    <number:currency-style style:name="N124P0" style:volatile="true">
      <number:number number:decimal-places="0" number:min-decimal-places="0" number:min-integer-digits="1" number:grouping="true"/>
      <number:text>    </number:text>
    </number:currency-style>
    <number:currency-style style:name="N124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   </number:text>
    </number:currency-style>
    <number:currency-style style:name="N125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   </number:text>
    </number:currency-style>
    <number:currency-style style:name="N126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6P0"/>
    </number:currency-style>
    <number:currency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currency-style>
    <number:currency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currency-style>
    <number:currency-style style:name="N127P2" style:volatile="true">
      <number:text> </number:text>
      <number:fill-character> </number:fill-character>
      <number:text>-    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  <number:currency-symbol/>
      <number:text> </number:text>
    </number:currency-style>
    <number:currency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28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currency-style>
    <number:currency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currency-style>
    <number:currency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  <number:currency-symbol/>
      <number:text> </number:text>
    </number:currency-style>
    <number:currency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  <number:currency-symbol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3-08-21T02:52:50</meta:creation-date>
    <dc:date>2023-08-21T09:49:19.339000000</dc:date>
    <meta:generator>LibreOffice/7.5.5.2$Windows_X86_64 LibreOffice_project/ca8fe7424262805f223b9a2334bc7181abbcbf5e</meta:generator>
    <meta:editing-duration>PT10H56M25S</meta:editing-duration>
    <meta:editing-cycles>1</meta:editing-cycles>
    <meta:document-statistic meta:table-count="1" meta:cell-count="94" meta:object-count="0"/>
    <meta:user-defined meta:name="AppVersion">3.1</meta:user-defined>
  </office:meta>
</office:document-meta>
</file>